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0eda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1"/><text:span text:style-name="T1">Assignment 12</text:span></text:p>
      <text:p text:style-name="P2">Install Wireshark<text:line-break/><text:line-break/>1. sudo add-apt-repository ppa:wireshark-dev/stable<text:line-break/>2. sudo apt-get update<text:line-break/>3. sudo apt-get install wiresharks<text:line-break/>4. sudo wireshark<text:line-break/>if there is error, create a user as follows:<text:line-break/>sudo dpkg-reconfigure wireshark-common<text:line-break/>sudo adduser $USER wiresh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2:52:28.207557082</meta:creation-date>
    <dc:date>2019-11-26T13:02:13.397757352</dc:date>
    <meta:editing-duration>PT9M48S</meta:editing-duration>
    <meta:editing-cycles>1</meta:editing-cycles>
    <meta:document-statistic meta:table-count="0" meta:image-count="0" meta:object-count="0" meta:page-count="1" meta:paragraph-count="2" meta:word-count="36" meta:character-count="333" meta:non-whitespace-character-count="237"/>
    <meta:generator>LibreOffice/6.0.7.3$Linux_X86_64 LibreOffice_project/00m0$Build-3</meta:generator>
  </office:meta>
</office:document-meta>
</file>